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empo para leer</text:p>
      <text:p text:style-name="Standard"/>
      <text:p text:style-name="Standard">Sin remordimiento vio al bibliotecario tendido en el suelo, abrazó todos los libros que pudo y esperó a la policía. Ahora sí iba a tener tiempo para ponerse al día con sus lectur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jconti </meta:initial-creator>
    <meta:creation-date>2011-11-06T15:00:27</meta:creation-date>
    <dc:date>2012-03-23T15:50:45</dc:date>
    <dc:creator>jjconti </dc:creator>
    <meta:editing-duration>PT07H54M20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36" meta:character-count="198"/>
  </office:meta>
</office:document-meta>
</file>